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perfroll beats per measure</text:p>
          </table:table-cell>
          <table:table-cell table:style-name="ce1" office:value-type="string" calcext:value-type="string">
            <text:p>perfroll beat width </text:p>
          </table:table-cell>
          <table:table-cell table:style-name="ce1" office:value-type="string" calcext:value-type="string">
            <text:p>minors per measure</text:p>
          </table:table-cell>
          <table:table-cell table:style-name="ce1" office:value-type="string" calcext:value-type="string">
            <text:p>pixels per minor</text:p>
          </table:table-cell>
          <table:table-cell table:style-name="ce1" office:value-type="string" calcext:value-type="string">
            <text:p>pixels per measure</text:p>
          </table:table-cell>
          <table:table-cell table:style-name="ce1" office:value-type="string" calcext:value-type="string">
            <text:p>4/4 span</text:p>
          </table:table-cell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.333" calcext:value-type="float">
            <text:p>6.33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.666" calcext:value-type="float">
            <text:p>10.666</text:p>
          </table:table-cell>
          <table:table-cell table:number-columns-repeated="1017"/>
        </table:table-row>
        <table:table-row table:style-name="ro1"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.571" calcext:value-type="float">
            <text:p>4.571</text:p>
          </table:table-cell>
          <table:table-cell table:number-columns-repeated="1017"/>
        </table:table-row>
        <table:table-row table:style-name="ro1">
          <table:table-cell/>
          <table:table-cell table:number-columns-repeated="3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perfedit::set_guides():</text:p>
          </table:table-cell>
          <table:table-cell office:value-type="string" calcext:value-type="string">
            <text:p>m_bpm</text:p>
          </table:table-cell>
          <table:table-cell office:value-type="string" calcext:value-type="string">
            <text:p>m_bw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asure value = m_standard_bpm * m_bpm / m_bw = 4 * 120 / (beat width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asure_pulses = m_ppqn * measure value = 192 * (measure valu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nap_pulses = measure pulses / m_snap = (measure pulses) / 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at_pulses = measure_pulses / m_bp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ese values are passed directly to the set_guides() functions of perfroll and perftime.</text:p>
          </table:table-cell>
          <table:table-cell table:number-columns-repeated="1022"/>
        </table:table-row>
      </table:table>
      <table:table table:name="seq24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perfedit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asure_ticks = (c_ppqn * 4) / m_bpm / m_b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nap_ticks = measure_ticks / m_sna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eat_ticks = measure_ticks / m_bpm</text:p>
          </table:table-cell>
          <table:table-cell table:number-columns-repeated="3"/>
          <table:table-cell office:value-type="string" calcext:value-type="string">
            <text:p>m_bpm = beats per measur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rfroll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_roll_length_ticks = mainperf→get_max_trigger() - “ % (c_ppqn * 16) + (c_ppqn * 4096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h_bars = “ / (c_ppqn * 16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_bars_visible = (m_window_x * c_perf_scale_x) / (c_ppqn * 16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_roll_length_ticks += (c_ppqn * 512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_4bar_offset = m_hadjust-&gt;get_value()</text:p>
          </table:table-cell>
          <table:table-cell table:number-columns-repeated="3"/>
          <table:table-cell office:value-type="string" calcext:value-type="string">
            <text:p>tick_offset = m_4bar_offset * (_ppqn * 16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_sequence_offset = m_vadjust-&gt;get_value()</text:p>
          </table:table-cell>
          <table:table-cell table:number-columns-repeated="3"/>
          <table:table-cell office:value-type="string" calcext:value-type="string">
            <text:p>“ used in convert_x() etc.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nap = number of pulses to snap t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_scale = number of pulses per pixe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nap / mscale = number ofpixels to snap to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rftime:</text:p>
          </table:table-cell>
          <table:table-cell office:value-type="string" calcext:value-type="string">
            <text:p>See old “diagram” in on_expose_event(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_pos = (measure * m_measure_length – tick_offset) / c_perf_scale_x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qedit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_initial_zoom = 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_initial_snap = (c_ppqn / 4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ts = (m_seq→get_bpm()) * (c_ppqn * 4) / m_seq-&gt;get_bw()</text:p>
          </table:table-cell>
          <table:table-cell table:number-columns-repeated="4"/>
          <table:table-cell office:value-type="string" calcext:value-type="string">
            <text:p>bpm is beats / measure</text:p>
          </table:table-cell>
        </table:table-row>
        <table:table-row table:style-name="ro1">
          <table:table-cell/>
          <table:table-cell office:value-type="string" calcext:value-type="string">
            <text:p>Measures = m_seq_get_length / uni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_zoom*2 versus c_max_zoom and c_min_zoom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intime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ck_x = ((m_tick % c_ppqn) * (c_maintime_x) / c_ppq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eat_x = ((m_tick / 4) % c_ppqn) * width / c_ppqn</text:p>
          </table:table-cell>
          <table:table-cell table:number-columns-repeated="3"/>
          <table:table-cell office:value-type="string" calcext:value-type="string">
            <text:p>So 4 == beats / measure (“beat count”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r_x = same, but 16 instead of 4</text:p>
          </table:table-cell>
          <table:table-cell table:number-columns-repeated="3"/>
          <table:table-cell office:value-type="string" calcext:value-type="string">
            <text:p>4 == beat width (actually more like “bar width'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 style:data-style-name="N2" text:time-value="06:29:27.8779059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18:17:05.554370758</meta:creation-date>
    <dc:date>2015-11-11T07:51:29.400914860</dc:date>
    <meta:editing-duration>PT1H16M37S</meta:editing-duration>
    <meta:editing-cycles>13</meta:editing-cycles>
    <meta:generator>LibreOffice/5.0.3.2$Linux_X86_64 LibreOffice_project/00m0$Build-2</meta:generator>
    <meta:document-statistic meta:table-count="2" meta:cell-count="120" meta:object-count="0"/>
  </office:meta>
</office:document-meta>
</file>